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6.562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99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MPFSChnAttr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tructure IMPFSChnAt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co:chn0</text:p>
          </table:table-cell>
          <table:table-cell office:value-type="string" calcext:value-type="string">
            <text:p>jco:chn1</text:p>
          </table:table-cell>
          <table:table-cell office:value-type="string" calcext:value-type="string">
            <text:p>jco:chn2</text:p>
          </table:table-cell>
          <table:table-cell office:value-type="string" calcext:value-type="string">
            <text:p>offs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icWidth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icHeight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ixFmt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crop.</text:p>
          </table:table-cell>
          <table:table-cell office:value-type="string" calcext:value-type="string">
            <text:p>enable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p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idth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eight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scaler.</text:p>
          </table:table-cell>
          <table:table-cell office:value-type="string" calcext:value-type="string">
            <text:p>enable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utwidth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outheight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outFrmRateNum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outFrmRateDen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nrVBs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2"/>
        </table:table-row>
      </table:table>
      <table:table table:name="IMPEncoderCHNAttr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structure IMPEncoderCHNAttr 3.1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co</text:p>
          </table:table-cell>
          <table:table-cell office:value-type="string" calcext:value-type="string">
            <text:p>Jco:chn0</text:p>
            <text:p>720P VBR</text:p>
          </table:table-cell>
          <table:table-cell office:value-type="string" calcext:value-type="string">
            <text:p>Jco:chn1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v42:0</text:p>
          </table:table-cell>
          <table:table-cell office:value-type="string" calcext:value-type="string">
            <text:p>v42: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ype:1=PT_H2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EncoderAttr <text:s/>encAttr</text:p>
          </table:table-cell>
          <table:table-cell office:value-type="string" calcext:value-type="string">
            <text:p>IMPPayloadType <text:s/>enType</text:p>
          </table:table-cell>
          <table:table-cell office:value-type="string" calcext:value-type="string">
            <text:p>Enum { PT_JPEG,PT_H264,}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int32_t buf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ile : 2=HP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int32_t pro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width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640" calcext:value-type="float">
            <text:p>6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80" calcext:value-type="float">
            <text:p>1280</text:p>
          </table:table-cell>
          <table:table-cell/>
          <table:table-cell office:value-type="string" calcext:value-type="string">
            <text:p>uint32_t pic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height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720" calcext:value-type="float">
            <text:p>720</text:p>
          </table:table-cell>
          <table:table-cell/>
          <table:table-cell office:value-type="string" calcext:value-type="string">
            <text:p>uint32_t picHeight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CropCfg</text:p>
          </table:table-cell>
          <table:table-cell office:value-type="string" calcext:value-type="string">
            <text:p>bool ena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3"/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3"/>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3"/>w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3"/>h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UserDataCfg</text:p>
          </table:table-cell>
          <table:table-cell office:value-type="string" calcext:value-type="string">
            <text:p>uint32_t maxUserDataC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maxUserDataSiz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amerate:ratenum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MPEncoderRcAttr rcAttr</text:p>
          </table:table-cell>
          <table:table-cell office:value-type="string" calcext:value-type="string">
            <text:p>IMPEncoderFrmRate outFrmRate</text:p>
          </table:table-cell>
          <table:table-cell office:value-type="string" calcext:value-type="string">
            <text:p>uint32_t <text:s text:c="7"/>frmRate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7"/>frmRate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Go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int32_t maxGo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cMode 1=CBR,3=VBR,2=ABR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RcMode attrRcMode</text:p>
          </table:table-cell>
          <table:table-cell office:value-type="string" calcext:value-type="string">
            <text:p>IMPEncoderRcMode rcMode</text:p>
          </table:table-cell>
          <table:table-cell office:value-type="string" calcext:value-type="string">
            <text:p>Enum { ENC_RC_MODE_FIXQP,…</text:p>
          </table:table-cell>
          <table:table-cell/>
        </table:table-row>
        <table:table-row table:style-name="ro1">
          <table:table-cell table:style-name="ce1" office:value-type="string" calcext:value-type="string">
            <text:p>maxQP</text:p>
          </table:table-cell>
          <table:table-cell table:style-name="ce1"/>
          <table:table-cell table:number-columns-repeated="2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ion { … IMPEncoderAttrH264VBR <text:s text:c="3"/>attrH264Vbr;…</text:p>
          </table:table-cell>
          <table:table-cell table:number-columns-repeated="2" office:value-type="string" calcext:value-type="string">
            <text:p>uint32_t maxQp</text:p>
          </table:table-cell>
        </table:table-row>
        <table:table-row table:style-name="ro1">
          <table:table-cell table:style-name="ce1" office:value-type="string" calcext:value-type="string">
            <text:p>minQP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uint32_t minQp</text:p>
          </table:table-cell>
        </table:table-row>
        <table:table-row table:style-name="ro1">
          <table:table-cell office:value-type="string" calcext:value-type="string">
            <text:p>statictim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staticTime</text:p>
          </table:table-cell>
          <table:table-cell office:value-type="string" calcext:value-type="string">
            <text:p>uint32_t <text:s text:c="23"/>outBitRate</text:p>
          </table:table-cell>
        </table:table-row>
        <table:table-row table:style-name="ro1">
          <table:table-cell office:value-type="string" calcext:value-type="string">
            <text:p>bps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12" calcext:value-type="float">
            <text:p>51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maxBitRate</text:p>
          </table:table-cell>
          <table:table-cell office:value-type="string" calcext:value-type="string">
            <text:p>int iBiasLv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32_t <text:s text:c="2"/>iBiasLvl</text:p>
          </table:table-cell>
          <table:table-cell office:value-type="string" calcext:value-type="string">
            <text:p>uint32_t frmQPStep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changePos</text:p>
          </table:table-cell>
          <table:table-cell office:value-type="string" calcext:value-type="string">
            <text:p>uint32_t gopQPStep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qualityLvl</text:p>
          </table:table-cell>
          <table:table-cell office:value-type="string" calcext:value-type="string">
            <text:p>bool <text:s text:c="27"/>adaptiveMode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frmQPStep</text:p>
          </table:table-cell>
          <table:table-cell office:value-type="string" calcext:value-type="string">
            <text:p>bool <text:s text:c="27"/>gopRelation;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gopQPStep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ol <text:s text:c="6"/>gopRelatio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FrmUsed <text:s text:c="6"/>attrFrmUsed</text:p>
          </table:table-cell>
          <table:table-cell office:value-type="string" calcext:value-type="string">
            <text:p>bool ena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cFrmUsedMode frmUsedMode</text:p>
          </table:table-cell>
          <table:table-cell office:value-type="string" calcext:value-type="string">
            <text:p>Enum { ENC_FRM_BYPASS, …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30]+4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frmUsedTim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3" table:formula="of:=[.E31]+4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Demask <text:s text:c="7"/>attrDemask</text:p>
          </table:table-cell>
          <table:table-cell office:value-type="string" calcext:value-type="string">
            <text:p>bool ena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32]+4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ol isAutoMo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33]+4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demaskC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34]+4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demaskThres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3" table:formula="of:=[.E35]+4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Denoise <text:s text:c="6"/>attrDenoise</text:p>
          </table:table-cell>
          <table:table-cell office:value-type="string" calcext:value-type="string">
            <text:p>bool <text:s text:c="27"/>ena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36]+4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<text:s text:c="36"/>dn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37]+4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<text:s text:c="36"/>dnIQ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8]+4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<text:s text:c="36"/>dnPQ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E39]+4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InitHSkip <text:s text:c="4"/>attrHSkip</text:p>
          </table:table-cell>
          <table:table-cell office:value-type="string" calcext:value-type="string">
            <text:p>IMPEncoderAttrHSkip hSkipAttr</text:p>
          </table:table-cell>
          <table:table-cell office:value-type="string" calcext:value-type="string">
            <text:p>IMPSkipType skipTyp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40]+4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<text:s text:c="28"/>m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41]+4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<text:s text:c="28"/>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42]+4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maxSameSceneCnt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3" table:formula="of:=[.E43]+4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bEnableScenecut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44]+4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bBlackEnhanc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E45]+4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MPSkipType maxHSkipTyp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[.E46]+4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6T18:54:48.770008124</meta:creation-date>
    <dc:date>2021-03-09T21:46:11.368174605</dc:date>
    <meta:editing-duration>PT23H37M31S</meta:editing-duration>
    <meta:editing-cycles>33</meta:editing-cycles>
    <meta:generator>LibreOffice/7.0.4.2$Linux_X86_64 LibreOffice_project/00$Build-2</meta:generator>
    <meta:document-statistic meta:table-count="2" meta:cell-count="363" meta:object-count="0"/>
  </office:meta>
</office:document-meta>
</file>